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73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712cm" fo:min-width="8.329cm"/>
    </style:style>
    <style:style style:name="gr8" style:family="graphic" style:parent-style-name="standard">
      <style:graphic-properties draw:stroke="none" draw:marker-end="Arrow" draw:fill="none" fo:min-height="2.838cm"/>
    </style:style>
    <style:style style:name="P1" style:family="paragraph"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9900ff" fo:font-size="80pt" fo:font-weight="bold" style:font-size-asian="80pt" style:font-weight-asian="bold" style:font-size-complex="80pt" style:font-weight-complex="6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3cm" svg:height="3.405cm" svg:x="3.4cm" svg:y="6.9cm">
          <draw:text-box>
            <text:p text:style-name="P1"><text:span text:style-name="T1">13.0.0.</text:span><text:span text:style-name="T2">0</text:span></text:p>
          </draw:text-box>
        </draw:frame>
        <draw:frame draw:style-name="gr2" draw:text-style-name="P2" draw:layer="layout" svg:width="2.195cm" svg:height="0.962cm" svg:x="2.623cm" svg:y="11.8cm">
          <draw:text-box>
            <text:p text:style-name="P2"><text:span text:style-name="T3">Major</text:span></text:p>
          </draw:text-box>
        </draw:frame>
        <draw:frame draw:style-name="gr3" draw:text-style-name="P2" draw:layer="layout" svg:width="2.233cm" svg:height="0.962cm" svg:x="6.823cm" svg:y="11.638cm">
          <draw:text-box>
            <text:p text:style-name="P2"><text:span text:style-name="T3">Minor</text:span></text:p>
          </draw:text-box>
        </draw:frame>
        <draw:frame draw:style-name="gr4" draw:layer="layout" svg:width="4.6cm" svg:height="1.673cm" svg:x="9.8cm" svg:y="13.427cm">
          <draw:text-box>
            <text:p><text:span text:style-name="T3">Patch</text:span></text:p>
            <text:p/>
          </draw:text-box>
        </draw:frame>
        <draw:frame draw:style-name="gr5" draw:text-style-name="P2" draw:layer="layout" svg:width="2.094cm" svg:height="0.962cm" svg:x="13.3cm" svg:y="4.6cm">
          <draw:text-box>
            <text:p><text:span text:style-name="T3">Build</text:span></text:p>
          </draw:text-box>
        </draw:frame>
        <draw:line draw:style-name="gr6" draw:text-style-name="P3" draw:layer="layout" svg:x1="14.4cm" svg:y1="5.6cm" svg:x2="13.5cm" svg:y2="7.5cm">
          <text:p/>
        </draw:line>
        <draw:line draw:style-name="gr6" draw:text-style-name="P3" draw:layer="layout" svg:x1="3.7cm" svg:y1="11.7cm" svg:x2="5cm" svg:y2="9.8cm">
          <text:p/>
        </draw:line>
        <draw:line draw:style-name="gr6" draw:text-style-name="P3" draw:layer="layout" svg:x1="8.2cm" svg:y1="11.5cm" svg:x2="8.3cm" svg:y2="10.1cm">
          <text:p/>
        </draw:line>
        <draw:line draw:style-name="gr6" draw:text-style-name="P3" draw:layer="layout" svg:x1="11.4cm" svg:y1="13.4cm" svg:x2="10.9cm" svg:y2="9.9cm">
          <text:p/>
        </draw:line>
        <draw:frame draw:style-name="gr7" draw:layer="layout" svg:width="8.829cm" svg:height="0.962cm" svg:x="4cm" svg:y="15.138cm">
          <draw:text-box>
            <text:p><text:span text:style-name="T3">Release:</text:span> <text:span text:style-name="T4">major.minor.patch.0</text:span></text:p>
          </draw:text-box>
        </draw:frame>
        <draw:frame draw:style-name="gr8" draw:text-style-name="P4" draw:layer="layout" svg:width="13.422cm" svg:height="3.088cm" svg:x="4.3cm" svg:y="18.312cm">
          <draw:text-box>
            <text:p text:style-name="P4"><text:span text:style-name="T3">MAJOR version</text:span> - incompatible API changes.</text:p>
            <text:p text:style-name="P4"><text:span text:style-name="T3">MINOR version</text:span> - add functionality in a backwards-compatible manner.</text:p>
            <text:p text:style-name="P4"><text:span text:style-name="T3">PATCH version</text:span> - backwards-compatible bug fixes (subminor).</text:p>
            <text:p text:style-name="P4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e Hedman</meta:initial-creator>
    <meta:creation-date>2017-12-14T20:27:45.448081548</meta:creation-date>
    <dc:date>2017-12-14T21:10:00.704607940</dc:date>
    <dc:creator>Ake Hedman</dc:creator>
    <meta:editing-duration>PT13M13S</meta:editing-duration>
    <meta:editing-cycles>5</meta:editing-cycles>
    <meta:generator>LibreOffice/4.3.3.2$Linux_X86_64 LibreOffice_project/430m0$Build-2</meta:generator>
    <meta:printed-by>Ake Hedman</meta:printed-by>
    <meta:print-date>2017-12-14T21:07:21.444071877</meta:print-date>
    <meta:document-statistic meta:object-count="11"/>
  </office:meta>
</office:document-meta>
</file>